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5" style:family="paragraph" style:parent-style-name="Text_20_body">
      <style:text-properties officeooo:rsid="06742aa3" officeooo:paragraph-rsid="0677161e"/>
    </style:style>
    <style:style style:name="P6" style:family="paragraph" style:parent-style-name="Text_20_body">
      <style:text-properties officeooo:rsid="0612b6b3" officeooo:paragraph-rsid="0683fad9"/>
    </style:style>
    <style:style style:name="P7" style:family="paragraph" style:parent-style-name="Text_20_body">
      <style:text-properties officeooo:rsid="067f51b9" officeooo:paragraph-rsid="0689fa5a"/>
    </style:style>
    <style:style style:name="P8" style:family="paragraph" style:parent-style-name="Text_20_body">
      <style:text-properties officeooo:rsid="0613c620" officeooo:paragraph-rsid="06833e1e"/>
    </style:style>
    <style:style style:name="P9" style:family="paragraph" style:parent-style-name="Text_20_body">
      <style:text-properties officeooo:paragraph-rsid="068ed1c4"/>
    </style:style>
    <style:style style:name="P10" style:family="paragraph" style:parent-style-name="Text_20_body">
      <style:text-properties officeooo:rsid="060ef3ab" officeooo:paragraph-rsid="069d9366"/>
    </style:style>
    <style:style style:name="P11" style:family="paragraph" style:parent-style-name="Text_20_body">
      <style:text-properties officeooo:paragraph-rsid="069a0785"/>
    </style:style>
    <style:style style:name="P12" style:family="paragraph" style:parent-style-name="Heading_20_2">
      <style:paragraph-properties fo:margin-top="0in" fo:margin-bottom="0in" loext:contextual-spacing="false"/>
      <style:text-properties officeooo:paragraph-rsid="067e0c73"/>
    </style:style>
    <style:style style:name="P13" style:family="paragraph" style:parent-style-name="Heading_20_2">
      <style:paragraph-properties fo:margin-top="0in" fo:margin-bottom="0in" loext:contextual-spacing="false"/>
      <style:text-properties style:text-position="0% 100%" officeooo:rsid="05735d0c" officeooo:paragraph-rsid="067e0c73"/>
    </style:style>
    <style:style style:name="P14" style:family="paragraph" style:parent-style-name="Heading_20_2">
      <style:text-properties officeooo:paragraph-rsid="0610d084"/>
    </style:style>
    <style:style style:name="P15" style:family="paragraph" style:parent-style-name="Heading_20_2">
      <style:text-properties fo:language="en" fo:country="US" fo:font-weight="normal" officeooo:rsid="068f4b0e" officeooo:paragraph-rsid="068f4b0e" style:font-weight-asian="normal" style:font-weight-complex="normal"/>
    </style:style>
    <style:style style:name="P16" style:family="paragraph" style:parent-style-name="Heading_20_2">
      <style:text-properties style:text-position="0% 100%" fo:font-weight="normal" officeooo:rsid="06725373" officeooo:paragraph-rsid="06725373" style:font-weight-asian="normal" style:font-weight-complex="normal"/>
    </style:style>
    <style:style style:name="P17" style:family="paragraph" style:parent-style-name="Heading_20_1">
      <style:paragraph-properties fo:line-height="100%"/>
      <style:text-properties officeooo:rsid="05226f8d" officeooo:paragraph-rsid="04af6545"/>
    </style:style>
    <style:style style:name="P18" style:family="paragraph" style:parent-style-name="Heading_20_2">
      <style:text-properties officeooo:paragraph-rsid="06a8f767"/>
    </style:style>
    <style:style style:name="P19" style:family="paragraph" style:parent-style-name="Heading_20_2">
      <style:text-properties officeooo:paragraph-rsid="06aac9ed"/>
    </style:style>
    <style:style style:name="P20" style:family="paragraph" style:parent-style-name="Standard">
      <style:text-properties officeooo:paragraph-rsid="0692cfc9"/>
    </style:style>
    <style:style style:name="P21" style:family="paragraph" style:parent-style-name="Standard">
      <style:text-properties officeooo:rsid="0693fd5c" officeooo:paragraph-rsid="0693fd5c"/>
    </style:style>
    <style:style style:name="P22" style:family="paragraph" style:parent-style-name="Standard">
      <style:text-properties fo:language="en" fo:country="US" officeooo:rsid="0693fd5c" officeooo:paragraph-rsid="0693fd5c"/>
    </style:style>
    <style:style style:name="P23" style:family="paragraph" style:parent-style-name="Standard">
      <style:text-properties officeooo:rsid="06909537" officeooo:paragraph-rsid="06909537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693fd5c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692cfc9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692cfc9" officeooo:paragraph-rsid="0692cfc9"/>
    </style:style>
    <style:style style:name="P27" style:family="paragraph" style:parent-style-name="Standard">
      <style:paragraph-properties fo:text-align="start" style:justify-single-word="false" style:writing-mode="lr-tb"/>
      <style:text-properties fo:language="en" fo:country="US" officeooo:rsid="0692cfc9" officeooo:paragraph-rsid="0692cfc9"/>
    </style:style>
    <style:style style:name="P28" style:family="paragraph" style:parent-style-name="Standard">
      <style:paragraph-properties fo:text-align="end" style:justify-single-word="false" style:writing-mode="rl-tb"/>
      <style:text-properties fo:language="en" fo:country="US" officeooo:rsid="0692cfc9" officeooo:paragraph-rsid="0692cfc9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692cfc9" officeooo:paragraph-rsid="0692cfc9"/>
    </style:style>
    <style:style style:name="P30" style:family="paragraph" style:parent-style-name="Text_20_body">
      <style:paragraph-properties fo:text-align="end" style:justify-single-word="false"/>
      <style:text-properties officeooo:rsid="06742aa3" officeooo:paragraph-rsid="0675357a"/>
    </style:style>
    <style:style style:name="P31" style:family="paragraph" style:parent-style-name="Text_20_body">
      <style:text-properties style:text-position="0% 100%" fo:font-weight="normal" officeooo:rsid="050f744d" officeooo:paragraph-rsid="06a8f767" style:font-weight-asian="normal" style:font-weight-complex="normal"/>
    </style:style>
    <style:style style:name="P32" style:family="paragraph" style:parent-style-name="Text_20_body">
      <style:text-properties officeooo:rsid="06725373" officeooo:paragraph-rsid="06a8f767"/>
    </style:style>
    <style:style style:name="P33" style:family="paragraph" style:parent-style-name="Text_20_body">
      <style:text-properties fo:font-size="10pt" officeooo:rsid="06546ebc" officeooo:paragraph-rsid="06aac9ed" style:font-size-asian="10pt" style:font-size-complex="10pt"/>
    </style:style>
    <style:style style:name="P34" style:family="paragraph" style:parent-style-name="Text_20_body">
      <style:text-properties officeooo:rsid="06546ebc" officeooo:paragraph-rsid="06aac9ed"/>
    </style:style>
    <style:style style:name="P35" style:family="paragraph" style:parent-style-name="Text_20_body" style:list-style-name="L1">
      <style:paragraph-properties fo:margin-top="0in" fo:margin-bottom="0.0181in" loext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36" style:family="paragraph" style:parent-style-name="Text_20_body">
      <style:paragraph-properties fo:margin-top="0in" fo:margin-bottom="0.0181in" loext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37" style:family="paragraph" style:parent-style-name="Text_20_body">
      <style:paragraph-properties fo:margin-top="0in" fo:margin-bottom="0.0181in" loext:contextual-spacing="false"/>
      <style:text-properties style:font-name="Monospace" officeooo:rsid="06a51dee" officeooo:paragraph-rsid="06a51dee" style:font-size-asian="10.5pt" style:font-name-complex="David CLM" style:font-weight-complex="normal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6740973" officeooo:paragraph-rsid="06740973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6725373" officeooo:paragraph-rsid="06a8f767"/>
    </style:style>
    <style:style style:name="P40" style:family="paragraph" style:parent-style-name="Text_20_body" style:list-style-name="L2">
      <style:paragraph-properties fo:margin-top="0in" fo:margin-bottom="0in" loext:contextual-spacing="false"/>
      <style:text-properties officeooo:rsid="06725373" officeooo:paragraph-rsid="06a8f767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6725373" officeooo:paragraph-rsid="06a8f767"/>
    </style:style>
    <style:style style:name="P42" style:family="paragraph" style:parent-style-name="Text_20_body" style:list-style-name="L3">
      <style:paragraph-properties fo:margin-top="0in" fo:margin-bottom="0in" loext:contextual-spacing="false"/>
      <style:text-properties officeooo:rsid="06546ebc" officeooo:paragraph-rsid="06aac9ed"/>
    </style:style>
    <style:style style:name="P43" style:family="paragraph" style:parent-style-name="Text_20_body">
      <style:paragraph-properties fo:margin-top="0in" fo:margin-bottom="0in" loext:contextual-spacing="false"/>
      <style:text-properties officeooo:rsid="06546ebc" officeooo:paragraph-rsid="06aac9ed"/>
    </style:style>
    <style:style style:name="P44" style:family="paragraph" style:parent-style-name="Text_20_body" style:list-style-name="L3">
      <style:paragraph-properties fo:margin-top="0in" fo:margin-bottom="0in" loext:contextual-spacing="false"/>
      <style:text-properties officeooo:paragraph-rsid="06aac9ed"/>
    </style:style>
    <style:style style:name="T1" style:family="text">
      <style:text-properties fo:font-weight="normal" officeooo:rsid="0610d084" style:font-weight-asian="normal" style:font-weight-complex="normal"/>
    </style:style>
    <style:style style:name="T2" style:family="text">
      <style:text-properties fo:font-weight="normal" officeooo:rsid="061a9274" style:font-weight-asian="normal" style:font-weight-complex="normal"/>
    </style:style>
    <style:style style:name="T3" style:family="text">
      <style:text-properties fo:font-weight="normal" officeooo:rsid="064c9630" style:font-weight-asian="normal" style:font-weight-complex="normal"/>
    </style:style>
    <style:style style:name="T4" style:family="text">
      <style:text-properties fo:font-weight="normal" officeooo:rsid="0665a25d" style:font-weight-asian="normal" style:font-weight-complex="normal"/>
    </style:style>
    <style:style style:name="T5" style:family="text">
      <style:text-properties fo:font-weight="normal" officeooo:rsid="06740973" style:font-weight-asian="normal" style:font-weight-complex="normal"/>
    </style:style>
    <style:style style:name="T6" style:family="text">
      <style:text-properties fo:font-weight="normal" officeooo:rsid="067b7f37" style:font-weight-asian="normal" style:font-weight-complex="normal"/>
    </style:style>
    <style:style style:name="T7" style:family="text">
      <style:text-properties fo:font-weight="normal" officeooo:rsid="0686c330" style:font-weight-asian="normal" style:font-weight-complex="normal"/>
    </style:style>
    <style:style style:name="T8" style:family="text">
      <style:text-properties fo:font-weight="normal" officeooo:rsid="05735d0c" style:font-weight-asian="normal" style:font-weight-complex="normal"/>
    </style:style>
    <style:style style:name="T9" style:family="text">
      <style:text-properties fo:font-weight="normal" officeooo:rsid="06962609" style:font-weight-asian="normal" style:font-weight-complex="normal"/>
    </style:style>
    <style:style style:name="T10" style:family="text">
      <style:text-properties fo:font-weight="normal" officeooo:rsid="06725373" style:font-weight-asian="normal" style:font-weight-complex="normal"/>
    </style:style>
    <style:style style:name="T11" style:family="text">
      <style:text-properties fo:font-weight="normal" officeooo:rsid="0618dadd" style:font-weight-asian="normal" style:font-weight-complex="normal"/>
    </style:style>
    <style:style style:name="T12" style:family="text">
      <style:text-properties officeooo:rsid="060c0629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675357a" style:font-weight-asian="normal" style:font-weight-complex="normal"/>
    </style:style>
    <style:style style:name="T16" style:family="text">
      <style:text-properties style:text-position="0% 100%" fo:font-weight="normal" officeooo:rsid="067a3870" style:font-weight-asian="normal" style:font-weight-complex="normal"/>
    </style:style>
    <style:style style:name="T17" style:family="text">
      <style:text-properties style:text-position="0% 100%" officeooo:rsid="0665a25d"/>
    </style:style>
    <style:style style:name="T18" style:family="text">
      <style:text-properties style:text-position="0% 100%" officeooo:rsid="05735d0c"/>
    </style:style>
    <style:style style:name="T19" style:family="text">
      <style:text-properties officeooo:rsid="0665a25d"/>
    </style:style>
    <style:style style:name="T20" style:family="text">
      <style:text-properties style:text-position="sub 58%"/>
    </style:style>
    <style:style style:name="T21" style:family="text">
      <style:text-properties officeooo:rsid="06833181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689fa5a"/>
    </style:style>
    <style:style style:name="T24" style:family="text">
      <style:text-properties fo:language="en" fo:country="US" fo:font-weight="normal" officeooo:rsid="068f4b0e" style:font-weight-asian="normal" style:font-weight-complex="normal"/>
    </style:style>
    <style:style style:name="T25" style:family="text">
      <style:text-properties fo:language="en" fo:country="US" fo:font-weight="normal" officeooo:rsid="06962609" style:font-weight-asian="normal" style:font-weight-complex="normal"/>
    </style:style>
    <style:style style:name="T26" style:family="text">
      <style:text-properties fo:language="en" fo:country="US" officeooo:rsid="0692097a"/>
    </style:style>
    <style:style style:name="T27" style:family="text">
      <style:text-properties fo:language="en" fo:country="US" officeooo:rsid="0692cfc9"/>
    </style:style>
    <style:style style:name="T28" style:family="text">
      <style:text-properties fo:language="en" fo:country="US" officeooo:rsid="069b4922"/>
    </style:style>
    <style:style style:name="T29" style:family="text">
      <style:text-properties officeooo:rsid="0689fa5a"/>
    </style:style>
    <style:style style:name="T30" style:family="text">
      <style:text-properties fo:color="#000000" style:font-name="Monospace" fo:font-size="12pt" fo:font-style="normal" fo:font-weight="normal" officeooo:rsid="068b0fbf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1" style:family="text">
      <style:text-properties fo:color="#000000" style:font-name="Monospace" fo:font-size="12pt" fo:font-style="normal" fo:font-weight="normal" officeooo:rsid="068cd49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2" style:family="text">
      <style:text-properties fo:color="#000000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3" style:family="text">
      <style:text-properties fo:color="#000000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4" style:family="text">
      <style:text-properties fo:color="#000000" style:font-name="Monospace" fo:font-size="12pt" fo:font-style="normal" fo:font-weight="normal" officeooo:rsid="069a078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5" style:family="text">
      <style:text-properties fo:color="#000000" style:font-name="Monospace" fo:font-size="12pt" fo:font-style="normal" fo:font-weight="normal" officeooo:rsid="06a8f76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6" style:family="text">
      <style:text-properties fo:color="#000000" style:font-name="Monospace" fo:font-size="12pt" fo:font-style="normal" fo:font-weight="normal" officeooo:rsid="06aac9ed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7" style:family="text">
      <style:text-properties fo:color="#000000" style:font-name="Monospace" fo:font-size="12pt" fo:language="en" fo:country="US" fo:font-style="normal" fo:font-weight="normal" officeooo:rsid="0692097a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8" style:family="text">
      <style:text-properties fo:color="#000000" style:text-position="0% 100%" style:font-name="Monospace" fo:font-size="12pt" fo:font-style="normal" fo:font-weight="normal" officeooo:rsid="068c262d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9" style:family="text">
      <style:text-properties fo:color="#000000" style:text-position="0% 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0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41" style:family="text">
      <style:text-properties fo:color="#000000" style:font-name="Courier New" fo:font-size="9pt" fo:language="en" fo:country="US" fo:font-style="normal" fo:font-weight="normal" officeooo:rsid="0692097a" style:font-size-asian="9pt" style:font-style-asian="normal" style:font-weight-asian="normal" style:font-name-complex="David CLM" style:font-weight-complex="normal"/>
    </style:style>
    <style:style style:name="T42" style:family="text">
      <style:text-properties fo:color="#000000" style:font-name="Courier New" fo:font-size="9pt" fo:language="en" fo:country="US" fo:font-style="normal" fo:font-weight="normal" officeooo:rsid="0692cfc9" style:font-size-asian="9pt" style:font-style-asian="normal" style:font-weight-asian="normal" style:font-name-complex="David CLM" style:font-weight-complex="normal"/>
    </style:style>
    <style:style style:name="T43" style:family="text">
      <style:text-properties officeooo:rsid="05735d0c"/>
    </style:style>
    <style:style style:name="T44" style:family="text">
      <style:text-properties officeooo:rsid="06909537"/>
    </style:style>
    <style:style style:name="T45" style:family="text">
      <style:text-properties officeooo:rsid="0692097a"/>
    </style:style>
    <style:style style:name="T46" style:family="text">
      <style:text-properties fo:color="#000080" style:font-name="Courier New" fo:font-size="9pt" fo:language="en" fo:country="US" fo:font-style="normal" fo:font-weight="bold" officeooo:rsid="0692097a" style:font-size-asian="9pt" style:font-style-asian="normal" style:font-weight-asian="bold"/>
    </style:style>
    <style:style style:name="T47" style:family="text">
      <style:text-properties style:font-name="Monospace" fo:language="en" fo:country="US" officeooo:rsid="0692097a" style:font-size-asian="10.5pt" style:font-name-complex="David CLM" style:font-weight-complex="normal"/>
    </style:style>
    <style:style style:name="T48" style:family="text">
      <style:text-properties style:font-name="Monospace" fo:language="en" fo:country="US" officeooo:rsid="0692cfc9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69ff12b" style:font-size-asian="10.5pt" style:font-name-complex="David CLM" style:font-weight-complex="normal"/>
    </style:style>
    <style:style style:name="T50" style:family="text">
      <style:text-properties style:font-name="Monospace" officeooo:rsid="06941e0b" style:font-size-asian="10.5pt" style:font-name-complex="David CLM" style:font-weight-complex="normal"/>
    </style:style>
    <style:style style:name="T51" style:family="text">
      <style:text-properties style:font-name="Monospace" officeooo:rsid="068ed1c4" style:font-size-asian="10.5pt" style:font-name-complex="David CLM" style:font-weight-complex="normal"/>
    </style:style>
    <style:style style:name="T52" style:family="text">
      <style:text-properties style:font-name="Monospace" officeooo:rsid="06963137" style:font-size-asian="10.5pt" style:font-name-complex="David CLM" style:font-weight-complex="normal"/>
    </style:style>
    <style:style style:name="T53" style:family="text">
      <style:text-properties style:font-name="Monospace" officeooo:rsid="069d9366" style:font-size-asian="10.5pt" style:font-name-complex="David CLM" style:font-weight-complex="normal"/>
    </style:style>
    <style:style style:name="T54" style:family="text">
      <style:text-properties style:font-name="Monospace" officeooo:rsid="069f0e1b" style:font-size-asian="10.5pt" style:font-name-complex="David CLM" style:font-weight-complex="normal"/>
    </style:style>
    <style:style style:name="T55" style:family="text">
      <style:text-properties style:font-name="Monospace" officeooo:rsid="069ff12b" style:font-size-asian="10.5pt" style:font-name-complex="David CLM" style:font-weight-complex="normal"/>
    </style:style>
    <style:style style:name="T56" style:family="text">
      <style:text-properties style:font-name="Monospace" officeooo:rsid="06a1ecad" style:font-size-asian="10.5pt" style:font-name-complex="David CLM" style:font-weight-complex="normal"/>
    </style:style>
    <style:style style:name="T57" style:family="text">
      <style:text-properties style:font-name="Monospace" officeooo:rsid="06a72921" style:font-size-asian="10.5pt" style:font-name-complex="David CLM" style:font-weight-complex="normal"/>
    </style:style>
    <style:style style:name="T58" style:family="text">
      <style:text-properties style:font-name="Monospace" officeooo:rsid="06aac9ed" style:font-size-asian="10.5pt" style:font-name-complex="David CLM" style:font-weight-complex="normal"/>
    </style:style>
    <style:style style:name="T59" style:family="text">
      <style:text-properties style:font-name="Monospace" fo:font-weight="bold" officeooo:rsid="06aac9ed" style:font-size-asian="10.5pt" style:font-weight-asian="bold" style:font-name-complex="David CLM" style:font-weight-complex="bold"/>
    </style:style>
    <style:style style:name="T60" style:family="text">
      <style:text-properties officeooo:rsid="0692cfc9"/>
    </style:style>
    <style:style style:name="T61" style:family="text">
      <style:text-properties officeooo:rsid="060ef3ab"/>
    </style:style>
    <style:style style:name="T62" style:family="text">
      <style:text-properties fo:font-style="italic" officeooo:rsid="060ef3ab" style:font-style-asian="italic" style:font-style-complex="italic"/>
    </style:style>
    <style:style style:name="T63" style:family="text">
      <style:text-properties officeooo:rsid="069a7994"/>
    </style:style>
    <style:style style:name="T64" style:family="text">
      <style:text-properties officeooo:rsid="069b4922"/>
    </style:style>
    <style:style style:name="T65" style:family="text">
      <style:text-properties officeooo:rsid="069ff12b"/>
    </style:style>
    <style:style style:name="T66" style:family="text">
      <style:text-properties officeooo:rsid="06a252b7"/>
    </style:style>
    <style:style style:name="T67" style:family="text">
      <style:text-properties officeooo:rsid="06a72921"/>
    </style:style>
    <style:style style:name="T68" style:family="text">
      <style:text-properties officeooo:rsid="067f51b9"/>
    </style:style>
    <style:style style:name="T69" style:family="text">
      <style:text-properties officeooo:rsid="06aac9ed"/>
    </style:style>
    <style:style style:name="T70" style:family="text">
      <style:text-properties officeooo:rsid="06546eb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מטלה - חלוקת <text:span text:style-name="T12">עלויות</text:span></text:h>
      <text:p text:style-name="P3">יש לענות על שאלה אחת לבחירתכם. <text:span text:style-name="T66">שאלות המסומנות בכוכבית * מזכות בניקוד כפול.</text:span></text:p>
      <text:p text:style-name="P16"/>
      <text:p text:style-name="P14"><text:span text:style-name="T8">* שאלה </text:span><text:span text:style-name="T32">1</text:span><text:span text:style-name="T1">: חלוקת עלות-נסיעה </text:span><text:span text:style-name="T7">מה</text:span><text:span text:style-name="T3">אוניברסיטה</text:span></text:p>
      <text:p text:style-name="P9"><text:span text:style-name="T57">לצורך פתרון שאלה זו יש לפנות לפחות לשני סטודנטים אחרים, שאיזור מגוריהם קרוב לשלכם אבל לא זהה. </text:span><text:span text:style-name="T68">נניח שאתם רוצים להשתתף בנסיעה במונית מהאוניברסיטה לבתים שלכם, לפי סדר קבוע מראש. </text:span></text:p>
      <text:p text:style-name="P7">א. חשבו את עלויות-הנסיעה של כל אחד מכם ושל כל תת-קבוצה. <text:s text:c="2"/>לצורך החישוב <text:span text:style-name="T29">אפשר להשתמש </text:span><text:span text:style-name="T23">באתר </text:span><text:a xlink:type="simple" xlink:href="https://www.taxifarefinder.com/?country_code=il" text:style-name="Internet_20_link" text:visited-style-name="Visited_20_Internet_20_Link">https://www.taxifarefinder.com/?country_code=il</text:a><text:span text:style-name="T23"> .</text:span></text:p>
      <text:p text:style-name="P6">ב. <text:span text:style-name="T21">חשבו את ערך שאפלי בעזרת האלגוריתם הכללי (ממוצע עלויות שוליות בכל הסדרים).</text:span></text:p>
      <text:p text:style-name="P8">ג. חשבו <text:span text:style-name="T21">את ערך שאפלי בעזרת אלגוריתם לוינגר-חזון-עזריה.</text:span></text:p>
      <text:p text:style-name="P13"/>
      <text:p text:style-name="P13"/>
      <text:p text:style-name="P12"><text:span text:style-name="T18">שאלה </text:span><text:span text:style-name="T39">2</text:span><text:span text:style-name="T17">: </text:span><text:span text:style-name="T38">אי-תלות בין שלושת העקרונות של שאפלי</text:span></text:p>
      <text:p text:style-name="P36">הראו שלושה כללי-תשלום המקיימים את העקרונות הבאים:</text:p>
      <text:list xml:id="list712660776" text:style-name="L1">
        <text:list-item>
          <text:p text:style-name="P35">א. סימטריה ושחקן-אפס, אבל לא ליניאריות.</text:p>
        </text:list-item>
        <text:list-item>
          <text:p text:style-name="P35">ב. שחקן-אפס וליניארית, אבל לא סימטריה.</text:p>
        </text:list-item>
        <text:list-item>
          <text:p text:style-name="P35">ג. ליניאריות וסימטריה, אבל לא שחקן-אפס.</text:p>
        </text:list-item>
      </text:list>
      <text:p text:style-name="P37">הוכיחו את תשובתכם.</text:p>
      <text:p text:style-name="P36"/>
      <text:p text:style-name="Heading_20_2"><text:span text:style-name="T2">* שאלה </text:span><text:span text:style-name="T9">3</text:span><text:span text:style-name="T4">: </text:span><text:span text:style-name="T5">אלגורית</text:span><text:span text:style-name="T6">מים </text:span><text:span text:style-name="T30">מגלי-</text:span><text:span text:style-name="T31">אמת</text:span><text:span text:style-name="T5"> לבחירת הנוסעים</text:span></text:p>
      <text:p text:style-name="P38">עד עכשיו הנחנו שכל השחקנים משתתפים בנסיעה. עכשיו, נניח שכל שחקן i מפיק מהנסיעה תועלת של v<text:span text:style-name="T20">i</text:span><text:span text:style-name="T13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4">פחות עלות הנסיעה) הוא הגדול ביותר.</text:span></text:p>
      <text:p text:style-name="P4">א. בוחרים את הנוסעים בעזרת אלגוריתם וק"ג. הראו דוגמה שבה האלגוריתם לא מאוזן תקציבית (סכום התשלומים לא מכסה את עלות הנסיעה).</text:p>
      <text:p text:style-name="P30"><text:span text:style-name="T14">ב. </text:span><text:span text:style-name="T15">מחליטים מראש, שעלות הנסיעה תתחלק בין הנוסעים </text:span><text:span text:style-name="T16">לפי ערך שאפלי</text:span><text:span text:style-name="T15">, ואז בוחרים את הנוסעים בעזרת </text:span><text:span text:style-name="T14">אלגוריתם </text:span><text:span text:style-name="T15">וק"ג. הראו דוגמה שבה האלגוריתם לא מעודד-השתתפות (יש נוסע שהתועלת שלו שלילית).</text:span></text:p>
      <text:p text:style-name="P5"><text:span text:style-name="T16">ג</text:span><text:span text:style-name="T14">. </text:span><text:span text:style-name="T16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p text:style-name="P15"><text:soft-page-break/></text:p>
      <text:p text:style-name="P19"><text:span text:style-name="T43">שאלה </text:span><text:span text:style-name="T36">4</text:span><text:span text:style-name="T19">: איחוד מפלגות</text:span></text:p>
      <text:p text:style-name="P33">[נכתב לקראת הבחירות לכנסת, אדר א ה'תשע"ט]</text:p>
      <text:p text:style-name="P43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1079360715" text:style-name="L3">
        <text:list-item>
          <text:p text:style-name="P42">כל אחת מהמפלגות לא עוברת את אחוז החסימה כשהיא רצה לבד.</text:p>
        </text:list-item>
        <text:list-item>
          <text:p text:style-name="P42">המפלגה המאוחדת מקבלת 10 מנדטים.</text:p>
        </text:list-item>
        <text:list-item>
          <text:p text:style-name="P44"><text:span text:style-name="T70">אם רק מפלגות א+ב מתאחדות, הן מקבלות </text:span><text:span text:style-name="T59">x</text:span><text:span text:style-name="T70"> מנדטים; ב+ג - </text:span><text:span text:style-name="T59">y</text:span><text:span text:style-name="T70"> מנדטים, ג+א - </text:span><text:span text:style-name="T59">z</text:span><text:span text:style-name="T70"> מנדטים </text:span><text:span text:style-name="T69">(כל המספרים קטנים מ-10).</text:span></text:p>
        </text:list-item>
      </text:list>
      <text:p text:style-name="P34">עיזרו למפלגות למצוא פתרון הוגן לחלוקת המקומות בעשיריה הראשונה, <text:span text:style-name="T69">כפונקציה של x, y, z.</text:span></text:p>
      <text:p text:style-name="P34"/>
      <text:p text:style-name="P18"><text:span text:style-name="T8">שאלה</text:span><text:span text:style-name="T32"> </text:span><text:span text:style-name="T35">5</text:span><text:span text:style-name="T1">: </text:span><text:span text:style-name="T10">אלגוריתם אקראי לחישוב </text:span><text:span text:style-name="T11">ערך </text:span><text:span text:style-name="T10">שאפלי</text:span></text:p>
      <text:p text:style-name="P41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40077112" text:style-name="L2">
        <text:list-item>
          <text:p text:style-name="P40">חזור הרבה פעמים:</text:p>
          <text:list>
            <text:list-item>
              <text:p text:style-name="P40">בחר פרמוטציה אקראית P</text:p>
            </text:list-item>
            <text:list-item>
              <text:p text:style-name="P40">חשב את העלויות השוליות של כל השחקנים בפרמוטציה P</text:p>
            </text:list-item>
          </text:list>
        </text:list-item>
        <text:list-item>
          <text:p text:style-name="P40">חשב את הממוצע של כל העלויות השוליות בחישובים הקודמים.</text:p>
        </text:list-item>
      </text:list>
      <text:p text:style-name="P32">א. כיתבו תוכנית בפייתון המבצעת את האלגוריתם האקראי הנ"ל.</text:p>
      <text:p text:style-name="P32">ב. בידקו את התוכנית שלכם על בעיה כלשהי עם 3 שחקנים (למשל אחת הבעיות שפתרנו בשיעור). עד כמה התוצאות קרובות לתוצאות המדוייקות?</text:p>
      <text:p text:style-name="P39">ג. בידקו את התוכנית שלכם על בעיה כלשהי של עלות מסלול-המראה, עם 30 שחקנים. עד כמה התוצאות קרובות לתוצאות המדוייקות?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08T15:58:44.525914184</dc:date>
    <meta:editing-duration>P12DT5H4M39S</meta:editing-duration>
    <meta:editing-cycles>1520</meta:editing-cycles>
    <dc:creator>Erel Segal-Halevi</dc:creator>
    <meta:document-statistic meta:table-count="0" meta:image-count="0" meta:object-count="0" meta:page-count="2" meta:paragraph-count="36" meta:word-count="470" meta:character-count="2680" meta:non-whitespace-character-count="2250"/>
  </office:meta>
</office:document-meta>
</file>